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position="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8pt" style:font-name-asian="Arial" style:font-size-asian="8pt" style:font-size-complex="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Arial" fo:font-size="8pt" style:font-size-asian="8pt" style:font-size-complex="8pt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5"/>
        <table:table-row table:style-name="ro1">
          <table:table-cell table:style-name="ce24" office:value-type="string" calcext:value-type="string">
            <text:p>TESTS RUN AT $2015-01-28T15:10:14.661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ico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C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Rascal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229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: 5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Descendant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3080,149,&lt;71,0&gt;,&lt;71,149&gt;): FALSE Internal compiler error: Executing function implodeExprLit2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949,129,&lt;69,0&gt;,&lt;69,129&gt;): FALSE Internal compiler error: Executing function implodeExprLit1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806,141,&lt;67,0&gt;,&lt;67,141&gt;): FALSE Internal compiler error: Executing function implodeExpLit2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679,125,&lt;65,0&gt;,&lt;65,125&gt;): FALSE Internal compiler error: Executing function implodeExpLit1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9511,116,&lt;380,0&gt;,&lt;380,116&gt;): FALSE Internal compiler error: Executing function mapComprehension6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15602,101,&lt;317,0&gt;,&lt;317,101&gt;): FALSE Internal compiler error: Executing function listComprehension63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(8867,100,&lt;190,0&gt;,&lt;190,100&gt;): FALSE Internal compiler error: Executing function setComprehension69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(5484,75,&lt;98,0&gt;,&lt;98,75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(450,183,&lt;26,0&gt;,&lt;35,1&gt;): FALSE test fails for arguments: {619681666} 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SUMMARY: 4449 tests executed; 27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Internal compiler error: Executing function implodeExprLit2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Internal compiler error: Executing function implodeExprLit1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Internal compiler error: Executing function implodeExpLit2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Internal compiler error: Executing function implodeExpLit1({}) ☞ ; instruction: LOADLOC 0; message: 0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yaml/Model.rsc|: Java("CompilerError","Internal compiler error: 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Internal compiler error: Executing function mapComprehension6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Internal compiler error: Executing function listComprehension63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Internal compiler error: Executing function setComprehension69() ☞ ; instruction: RETURN1 0; message: nullnull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 table:number-rows-repeated="8">
          <table:table-cell table:style-name="ce24"/>
          <table:table-cell table:number-columns-repeated="1023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5"/>
        <table:table-row table:style-name="ro1">
          <table:table-cell table:style-name="ce3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3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7"/>
        <table:table-row table:style-name="ro1">
          <table:table-cell table:style-name="ce6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7"/>
        <table:table-column table:style-name="co1" table:number-columns-repeated="1023" table:default-cell-style-name="ce7"/>
        <table:table-row table:style-name="ro1">
          <table:table-cell table:style-name="ce8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number-columns-repeated="1019" table:default-cell-style-name="ce15"/>
        <table:table-row table:style-name="ro1">
          <table:table-cell table:style-name="ce9" office:value-type="string" calcext:value-type="string">
            <text:p>Status of source code of all tests</text:p>
          </table:table-cell>
          <table:table-cell table:style-name="ce16" office:value-type="string" calcext:value-type="string">
            <text:p>TC= type checker</text:p>
          </table:table-cell>
          <table:table-cell table:style-name="ce16" office:value-type="string" calcext:value-type="string">
            <text:p>CMP=compiler</text:p>
          </table:table-cell>
          <table:table-cell table:style-name="ce16" office:value-type="string" calcext:value-type="string">
            <text:p><text:span text:style-name="T1">TCTests</text:span></text:p>
          </table:table-cell>
          <table:table-cell table:style-name="ce18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0" office:value-type="string" calcext:value-type="string">
            <text:p>Used during clean-up of tests, this has been completed</text:p>
          </table:table-cell>
          <table:table-cell table:style-name="ce17" table:number-columns-repeated="3"/>
          <table:table-cell table:style-name="ce22" table:number-columns-repeated="1020"/>
        </table:table-row>
        <table:table-row table:style-name="ro1">
          <table:table-cell table:style-name="ce9"/>
          <table:table-cell table:style-name="ce16" table:number-columns-repeated="3"/>
          <table:table-cell table:style-name="ce18" table:number-columns-repeated="1020"/>
        </table:table-row>
        <table:table-row table:style-name="ro1">
          <table:table-cell table:style-name="ce11" office:value-type="string" calcext:value-type="string">
            <text:p>Goal: no commented out tests; good formatting</text:p>
          </table:table-cell>
          <table:table-cell table:style-name="ce18" table:number-columns-repeated="1023"/>
        </table:table-row>
        <table:table-row table:style-name="ro1">
          <table:table-cell table:style-name="ce12"/>
          <table:table-cell table:style-name="ce18" table:number-columns-repeated="1023"/>
        </table:table-row>
        <table:table-row table:style-name="ro1">
          <table:table-cell table:style-name="ce11" office:value-type="string" calcext:value-type="string">
            <text:p>Green only means: clean-up done</text:p>
          </table:table-cell>
          <table:table-cell table:style-name="ce16" table:number-columns-repeated="1023"/>
        </table:table-row>
        <table:table-row table:style-name="ro1">
          <table:table-cell table:style-name="ce11" office:value-type="string" calcext:value-type="string">
            <text:p>but may contain TODOs and tests may fail</text:p>
          </table:table-cell>
          <table:table-cell table:style-name="ce16" table:number-columns-repeated="1023"/>
        </table:table-row>
        <table:table-row table:style-name="ro1">
          <table:table-cell table:style-name="ce9"/>
          <table:table-cell table:style-name="ce18" table:number-columns-repeated="1023"/>
        </table:table-row>
        <table:table-row table:style-name="ro1">
          <table:table-cell table:style-name="ce12" office:value-type="string" calcext:value-type="string">
            <text:p>Runtime test</text:p>
          </table:table-cell>
          <table:table-cell table:style-name="ce18" office:value-type="string" calcext:value-type="string">
            <text:p>Clean up done?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Static test exists?</text:p>
          </table:table-cell>
          <table:table-cell table:style-name="ce18" office:value-type="string" calcext:value-type="string">
            <text:p>Clean up done?</text:p>
          </table:table-cell>
          <table:table-cell table:style-name="ce18" table:number-columns-repeated="1019"/>
        </table:table-row>
        <table:table-row table:style-name="ro1">
          <table:table-cell table:style-name="ce8"/>
          <table:table-cell table:style-name="ce19" office:value-type="string" calcext:value-type="string">
            <text:p>(!= all tests pass)</text:p>
          </table:table-cell>
          <table:table-cell table:style-name="ce19" table:number-columns-repeated="2"/>
          <table:table-cell table:style-name="ce19" office:value-type="string" calcext:value-type="string">
            <text:p>(!= all tests pass)</text:p>
          </table:table-cell>
          <table:table-cell table:style-name="ce19" table:number-columns-repeated="1019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>
            <text:p>functionality/Accumulating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lias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nnotation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Assign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allTests.rsc</text:p>
          </table:table-cell>
          <table:table-cell table:style-name="ce20"/>
          <table:table-cell table:style-name="Default"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mprehens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ConcretePatternTests1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ConcretePatternTests2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Data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ataTypeTests.rsc</text:p>
          </table:table-cell>
          <table:table-cell table:style-name="ce20"/>
          <table:table-cell office:value-type="string" calcext:value-type="string">
            <text:p><text:s/>INTERSECT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Declara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FunctionCompositionTests.rsc</text:p>
          </table:table-cell>
          <table:table-cell table:style-name="ce20"/>
          <table:table-cell/>
          <table:table-cell table:style-name="ce20"/>
          <table:table-cell table:number-columns-repeated="1020"/>
        </table:table-row>
        <table:table-row table:style-name="ro1">
          <table:table-cell table:style-name="ce13" office:value-type="string" calcext:value-type="string">
            <text:p>functionality/Patter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PatternTestsList3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atternTestsDescendant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Projection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Range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duc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ality/RegExp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cope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tatemen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Subscrip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VisitTests.rsc</text:p>
          </table:table-cell>
          <table:table-cell table:style-name="ce20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Backtrack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Boolea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Equality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Func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nteger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IO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st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p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Matching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Nod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Relation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e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olvedIssu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String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Tuple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Boolea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Grap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Integ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ListTests.rsc</text:p>
          </table:table-cell>
          <table:table-cell table:style-name="ce20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library/Map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Math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Number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Relation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etTests.rsc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3" office:value-type="string" calcext:value-type="string">
            <text:p>library/StringTests.rsc</text:p>
          </table:table-cell>
          <table:table-cell table:style-name="ce20"/>
          <table:table-cell table:number-columns-repeated="1022"/>
        </table:table-row>
        <table:table-row table:style-name="ro1" table:number-rows-repeated="3">
          <table:table-cell table:style-name="ce1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 style:data-style-name="N2" text:time-value="16:25:51.1743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1-28T16:26:13.709912000</dc:date>
    <meta:editing-duration>P33DT3H4M22S</meta:editing-duration>
    <meta:editing-cycles>119</meta:editing-cycles>
    <meta:generator>LibreOffice/4.3.3.2$MacOSX_X86_64 LibreOffice_project/9bb7eadab57b6755b1265afa86e04bf45fbfc644</meta:generator>
    <meta:document-statistic meta:table-count="5" meta:cell-count="464" meta:object-count="0"/>
  </office:meta>
</office:document-meta>
</file>